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1000000B191146864.png"/>
  <manifest:file-entry manifest:media-type="image/jpeg" manifest:full-path="Pictures/10000000000005B600000685AD354385.jpg"/>
  <manifest:file-entry manifest:media-type="image/png" manifest:full-path="Pictures/10000000000000200000002000309F1C.png"/>
  <manifest:file-entry manifest:media-type="image/jpeg" manifest:full-path="Pictures/10000000000005FA0000060A20B6CFA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3ff99" draw:fill="none" draw:fill-color="#ffffff" fo:min-height="3.75cm"/>
    </style:style>
    <style:style style:name="gr3" style:family="graphic" style:parent-style-name="standard">
      <style:graphic-properties svg:stroke-color="#ff9900" draw:fill="none" draw:textarea-horizontal-align="center" draw:textarea-vertical-align="middle"/>
    </style:style>
    <style:style style:name="gr4" style:family="graphic" style:parent-style-name="standard">
      <style:graphic-properties svg:stroke-width="0.05cm" svg:stroke-color="#66ffff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9900" draw:marker-start-width="0.375cm" draw:marker-end-width="0.3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ff9900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family="'Microsoft JhengHei'" style:font-family-generic="swiss" style:font-pitch="variable" fo:font-size="18pt" style:font-size-asian="18pt" style:font-size-complex="18pt"/>
    </style:style>
    <style:style style:name="T2" style:family="text">
      <style:text-properties fo:font-family="'Microsoft JhengHei'" style:font-family-generic="swiss" style:font-pitch="variable" fo:font-size="15pt" style:font-size-asian="15pt" style:font-size-complex="15pt"/>
    </style:style>
    <style:style style:name="T3" style:family="text">
      <style:text-properties fo:font-family="'Microsoft JhengHei'" style:font-style-name="Normale" fo:font-size="15pt" style:font-family-asian="'Microsoft JhengHei'" style:font-style-name-asian="Normale" style:font-size-asian="15pt" style:font-family-complex="'Microsoft JhengHei'" style:font-style-name-complex="Normale" style:font-size-complex="15pt"/>
    </style:style>
    <style:style style:name="T4" style:family="text">
      <style:text-properties fo:font-family="'Microsoft JhengHei'" style:font-family-generic="swiss" style:font-pitch="variable" fo:font-size="15pt" style:font-family-asian="'Microsoft JhengHei'" style:font-style-name-asian="Normale" style:font-size-asian="15pt" style:font-family-complex="'Microsoft JhengHei'" style:font-style-name-complex="Normale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63cm" svg:height="12.63cm" svg:x="1.5cm" svg:y="1.37cm">
          <draw:image xlink:href="Pictures/10000000000005B600000685AD354385.jpg" xlink:type="simple" xlink:show="embed" xlink:actuate="onLoad">
            <text:p/>
          </draw:image>
        </draw:frame>
        <draw:frame draw:style-name="gr2" xml:id="id2" draw:id="id2" draw:layer="layout" svg:width="5cm" svg:height="5.007cm" svg:x="13.5cm" svg:y="19cm">
          <draw:text-box>
            <text:p><text:span text:style-name="T1">SUPPLY_CON</text:span></text:p>
            <text:p><text:span text:style-name="T2">A 4 pins Molex connector used to transfer power from the motor board </text:span></text:p>
            <text:p><text:span text:style-name="T2">to the </text:span><text:span text:style-name="T3">μ</text:span><text:span text:style-name="T4">C board</text:span></text:p>
          </draw:text-box>
        </draw:frame>
        <draw:rect draw:style-name="gr3" draw:text-style-name="P1" draw:layer="layout" svg:width="5cm" svg:height="5cm" svg:x="13.5cm" svg:y="19cm">
          <text:p/>
        </draw:rect>
        <draw:rect draw:style-name="gr4" draw:text-style-name="P1" draw:layer="layout" svg:width="1.5cm" svg:height="2cm" svg:x="9.5cm" svg:y="19.5cm">
          <text:p/>
        </draw:rect>
        <draw:frame draw:style-name="gr5" draw:text-style-name="P1" draw:layer="layout" svg:width="11.381cm" svg:height="11.5cm" draw:transform="rotate (3.1415926535892) translate (12.5cm 27.5cm)">
          <draw:image xlink:href="Pictures/10000000000005FA0000060A20B6CFA4.jpg" xlink:type="simple" xlink:show="embed" xlink:actuate="onLoad">
            <text:p/>
          </draw:image>
        </draw:frame>
        <draw:custom-shape draw:style-name="gr6" draw:text-style-name="P1" draw:layer="layout" svg:width="2cm" svg:height="2cm" svg:x="8.5cm" svg:y="20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5cm" svg:y1="21cm" svg:x2="13.5cm" svg:y2="21cm">
          <text:p/>
        </draw:line>
        <draw:custom-shape draw:style-name="gr6" draw:text-style-name="P1" xml:id="id1" draw:id="id1" draw:layer="layout" svg:width="2cm" svg:height="1.5cm" svg:x="11cm" svg:y="10.5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cm" svg:y1="11.25cm" svg:x2="16cm" svg:y2="19cm" draw:start-shape="id1" draw:start-glue-point="1" draw:end-shape="id2" svg:d="M13000 11250h3000v7750">
          <text:p/>
        </draw:connector>
        <draw:frame draw:style-name="gr5" draw:text-style-name="P1" draw:layer="layout" svg:width="7.088cm" svg:height="6.5cm" svg:x="12.912cm" svg:y="3cm">
          <draw:image xlink:href="Pictures/10000201000000C1000000B19114686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0M15S</meta:editing-duration>
    <meta:editing-cycles>4</meta:editing-cycles>
    <meta:generator>OpenOffice/4.1.6$Win32 OpenOffice.org_project/416m1$Build-9790</meta:generator>
    <dc:date>2019-06-20T14:30:35.26</dc:date>
    <dc:creator>Siria Sannino</dc:creator>
    <meta:document-statistic meta:object-count="10"/>
  </office:meta>
</office:document-meta>
</file>